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5">
      <style:text-properties fo:font-weight="bold" officeooo:rsid="001b08ff" officeooo:paragraph-rsid="001b08ff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1c2911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1b08ff" officeooo:paragraph-rsid="001bca4d"/>
    </style:style>
    <style:style style:name="P5" style:family="paragraph" style:parent-style-name="Preformatted_20_Text">
      <style:paragraph-properties fo:orphans="2" fo:widows="2"/>
    </style:style>
    <style:style style:name="P6" style:family="paragraph" style:parent-style-name="Preformatted_20_Text">
      <style:paragraph-properties fo:orphans="2" fo:widows="2"/>
      <style:text-properties officeooo:paragraph-rsid="001c2911"/>
    </style:style>
    <style:style style:name="P7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 officeooo:paragraph-rsid="001c2911"/>
    </style:style>
    <style:style style:name="P9" style:family="paragraph" style:parent-style-name="Standard">
      <style:text-properties officeooo:rsid="001b08ff" officeooo:paragraph-rsid="001b08ff" loext:padding="0.049cm" loext:border="0.06pt solid #e1e5eb"/>
    </style:style>
    <style:style style:name="P10" style:family="paragraph" style:parent-style-name="Standard">
      <style:text-properties style:font-name="Liberation Mono" fo:font-size="10pt" officeooo:rsid="001b08ff" officeooo:paragraph-rsid="001b08ff" style:font-size-asian="10pt" style:font-size-complex="10pt"/>
    </style:style>
    <style:style style:name="P11" style:family="paragraph" style:parent-style-name="Standard">
      <style:text-properties style:font-name="Liberation Mono" fo:font-size="10pt" officeooo:rsid="001b08ff" officeooo:paragraph-rsid="001c2911" style:font-size-asian="10pt" style:font-size-complex="10pt"/>
    </style:style>
    <style:style style:name="P12" style:family="paragraph" style:parent-style-name="Standard">
      <style:paragraph-properties fo:margin-top="0cm" fo:margin-bottom="0.499cm" loext:contextual-spacing="false" fo:orphans="2" fo:widows="2"/>
      <style:text-properties fo:font-variant="normal" fo:text-transform="none" fo:color="#000000" style:font-name="Liberation Mono" fo:font-size="10pt" fo:letter-spacing="normal" fo:font-style="normal" fo:font-weight="normal" officeooo:paragraph-rsid="001bca4d" style:font-size-asian="10pt" style:font-size-complex="10pt"/>
    </style:style>
    <style:style style:name="P13" style:family="paragraph" style:parent-style-name="Text_20_body" style:list-style-name="L2">
      <style:paragraph-properties fo:margin-top="0cm" fo:margin-bottom="0cm" loext:contextual-spacing="false" fo:padding="0.049cm" fo:border="0.06pt solid #e1e5eb"/>
      <style:text-properties loext:padding="0.049cm" loext:border="0.06pt solid #e1e5eb"/>
    </style:style>
    <style:style style:name="P14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loext:padding="0.049cm" loext:border="0.06pt solid #e1e5eb"/>
    </style:style>
    <style:style style:name="T1" style:family="text">
      <style:text-properties style:text-outline="false" style:letter-kerning="false"/>
    </style:style>
    <style:style style:name="T2" style:family="text">
      <style:text-properties style:text-outline="false" officeooo:rsid="001b08ff" style:letter-kerning="false"/>
    </style:style>
    <style:style style:name="T3" style:family="text">
      <style:text-properties style:text-outline="false" officeooo:rsid="001bca4d" style:letter-kerning="false"/>
    </style:style>
    <style:style style:name="T4" style:family="text">
      <style:text-properties officeooo:rsid="001bca4d"/>
    </style:style>
    <style:style style:name="T5" style:family="text">
      <style:text-properties fo:font-variant="normal" fo:text-transform="none" fo:color="#000000" style:text-outline="false" fo:letter-spacing="normal" fo:font-style="normal" fo:font-weight="normal" style:letter-kerning="false"/>
    </style:style>
    <style:style style:name="T6" style:family="text">
      <style:text-properties fo:font-variant="normal" fo:text-transform="none" fo:color="#000000" style:text-outline="false" fo:letter-spacing="normal" fo:font-style="normal" fo:font-weight="normal" officeooo:rsid="001bca4d" style:letter-kerning="false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normal" officeooo:rsid="001c2911"/>
    </style:style>
    <style:style style:name="T9" style:family="text">
      <style:text-properties fo:font-variant="normal" fo:text-transform="none" fo:color="#000000" fo:letter-spacing="normal" fo:font-style="normal" fo:font-weight="normal" officeooo:rsid="001bca4d"/>
    </style:style>
    <style:style style:name="T10" style:family="text">
      <style:text-properties fo:font-variant="normal" fo:text-transform="none" fo:color="#000000" style:font-name="Liberation Mono" fo:font-size="10pt" fo:letter-spacing="normal" fo:font-style="normal" fo:font-weight="normal" officeooo:rsid="001c2911" style:font-name-asian="Noto Sans Mono CJK SC" style:font-size-asian="10pt" style:font-name-complex="Liberation Mono" style:font-size-complex="10pt"/>
    </style:style>
    <style:style style:name="T11" style:family="text">
      <style:text-properties officeooo:rsid="001c2911"/>
    </style:style>
    <style:style style:name="T12" style:family="text">
      <style:text-properties style:font-name="Liberation Mono" fo:font-size="10pt" officeooo:rsid="001c2911" style:font-name-asian="Noto Sans Mono CJK SC" style:font-size-asian="10pt" style:font-name-complex="Liberation Mono" style:font-size-complex="10pt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5 motivos para voc<text:span text:style-name="T4">ê</text:span> aprender JavaScript!</text:p>
      <text:p text:style-name="P2">------------------------------------------</text:p>
      <text:p text:style-name="P5"/>
      <text:p text:style-name="P2">O JavaScript <text:span text:style-name="T4">é</text:span> uma linguagem de programa<text:span text:style-name="T4">ção</text:span> muito poderosa utilizada em todo o mundo!</text:p>
      <text:p text:style-name="P5"/>
      <text:p text:style-name="P2">O uso mais convencional do JavaScript <text:span text:style-name="T4">é</text:span> no contexto do nosso navegador, juntamente com HTML e CSS.</text:p>
      <text:p text:style-name="P5"/>
      <text:p text:style-name="P2">Por que o JavaScript <text:span text:style-name="T4">é</text:span> t<text:span text:style-name="T4">ã</text:span>o valorizado?</text:p>
      <text:p text:style-name="P2">----------------------------------------</text:p>
      <text:p text:style-name="P5"/>
      <text:p text:style-name="P2">O JavaScript te permite dar dinamismos <text:span text:style-name="T4">nas páginas</text:span>. <text:span text:style-name="T4">E</text:span>le quem garante que sua p<text:span text:style-name="T4">á</text:span>gina tenha a habilidade de reagir Ã s aÃ§Ãµes das pessoas usu<text:span text:style-name="T4">á</text:span>rias.</text:p>
      <text:p text:style-name="P5"/>
      <text:p text:style-name="P2">5 motivos para voc<text:span text:style-name="T4">ê</text:span> aprender JavaScript</text:p>
      <text:p text:style-name="P2">-----------------------------------------</text:p>
      <text:p text:style-name="P5"/>
      <text:p text:style-name="P3">#1 U<text:span text:style-name="T11">s</text:span>ado <text:span text:style-name="T12">de forma full-stack</text:span>.</text:p>
      <text:p text:style-name="P6"/>
      <text:p text:style-name="P2">#2 <text:span text:style-name="T11">Mais simples que a maioria </text:span>das linguagens.</text:p>
      <text:p text:style-name="P5"/>
      <text:p text:style-name="P6"><text:span text:style-name="T7">#3 </text:span><text:span text:style-name="T8">Mais simples que a maioria </text:span><text:span text:style-name="T7">das linguagens.</text:span></text:p>
      <text:p text:style-name="P5"/>
      <text:p text:style-name="P5"><text:span text:style-name="T7">#4 U</text:span><text:span text:style-name="T8">s</text:span><text:span text:style-name="T7">ado </text:span><text:span text:style-name="T10">de forma full-stack</text:span><text:span text:style-name="T7">.</text:span></text:p>
      <text:p text:style-name="P5"/>
      <text:p text:style-name="P8">#5 <text:span text:style-name="T11">Sempre </text:span><text:span text:style-name="T12">melhorando</text:span><text:span text:style-name="T11">, principalmente por ter pessoas engajadas utilizando.</text:span></text:p>
      <text:p text:style-name="P12"><text:span text:style-name="T1">#6 </text:span><text:span text:style-name="T3">T</text:span><text:span text:style-name="T2">em muitos recursos e funcionalidades.</text:span></text:p>
      <text:p text:style-name="P10">#<text:span text:style-name="T4">7</text:span> <text:span text:style-name="T6">Não precisa preparar um ambiente de desenvolvimento, pode começar a programar agora mesmo.</text:span></text:p>
      <text:p text:style-name="P11"><text:span text:style-name="T6"/></text:p>
      <text:p text:style-name="P4">-----------------------------------------</text:p>
      <text:p text:style-name="P9"/>
      <text:h text:style-name="P1" text:outline-level="5">Pessoa 1</text:h>
      <text:list xml:id="list541718563" text:style-name="L2">
        <text:list-item>
          <text:p text:style-name="P14">Reescreva o 2o motivo com as suas palavras e coloque-o na posição 3;</text:p>
        </text:list-item>
        <text:list-item>
          <text:p text:style-name="P13">Reescreva o 4o motivo com as suas palavras e coloque-o na posição 1;</text:p>
        </text:list-item>
        <text:list-item>
          <text:p text:style-name="P13">Reescreva o 3o motivo com as suas palavras e coloque-o na posição 5;</text:p>
        </text:list-item>
        <text:list-item>
          <text:p text:style-name="P13">Coloque o motivo escrito por alguma pessoa em sua redação.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14:44:04.186853902</meta:creation-date>
    <dc:date>2021-07-16T15:23:49.666427314</dc:date>
    <meta:editing-duration>PT29M35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23" meta:word-count="189" meta:character-count="1241" meta:non-whitespace-character-count="1077"/>
  </office:meta>
</office:document-meta>
</file>